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fo:color="#0000ff" style:font-weight-asian="normal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fo:color="#0000ff" style:font-name="Liberation Sans" fo:font-size="10.5pt" style:font-size-asian="10.5pt" style:font-size-complex="10.5pt"/>
    </style:style>
    <style:style style:name="P3" style:family="paragraph" style:parent-style-name="Standard">
      <style:text-properties fo:color="#0000ff" style:font-name="Liberation Sans"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Liberation Sans" style:text-underline-style="none" fo:font-weight="bold" style:font-weight-asian="bold" style:font-weight-complex="bold"/>
    </style:style>
    <style:style style:name="P5" style:family="paragraph" style:parent-style-name="Text_20_body_20_indent" style:list-style-name="L3"/>
    <style:style style:name="P6" style:family="paragraph" style:parent-style-name="Text_20_body_20_indent" style:list-style-name="L1">
      <style:paragraph-properties fo:margin-left="0cm" fo:margin-right="0cm" fo:text-indent="0cm" style:auto-text-indent="false"/>
      <style:text-properties fo:color="#0000ff" style:font-name="Liberation Sans" fo:font-size="11pt" style:font-size-asian="11pt" style:font-size-complex="11pt"/>
    </style:style>
    <style:style style:name="P7" style:family="paragraph" style:parent-style-name="Text_20_body_20_indent" style:list-style-name="L1">
      <style:paragraph-properties fo:margin-left="1.251cm" fo:margin-right="0cm" fo:text-indent="-0.635cm" style:auto-text-indent="false"/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_20_indent" style:list-style-name="L2">
      <style:paragraph-properties fo:margin-left="0cm" fo:margin-right="0cm" fo:text-indent="-0.635cm" style:auto-text-indent="false"/>
    </style:style>
    <style:style style:name="P9" style:family="paragraph" style:parent-style-name="Text_20_body_20_indent" style:list-style-name="L1">
      <style:paragraph-properties fo:margin-left="1.251cm" fo:margin-right="0cm" fo:text-indent="0cm" style:auto-text-indent="false"/>
      <style:text-properties fo:color="#0000ff" style:font-name="Liberation Sans" fo:font-size="10.5pt" style:font-size-asian="10.5pt" style:font-size-complex="10.5pt"/>
    </style:style>
    <style:style style:name="P10" style:family="paragraph" style:parent-style-name="Text_20_body_20_indent" style:list-style-name="L1">
      <style:paragraph-properties fo:margin-left="1.251cm" fo:margin-right="0cm" fo:text-indent="0cm" style:auto-text-indent="false"/>
    </style:style>
    <style:style style:name="P11" style:family="paragraph" style:parent-style-name="Text_20_body_20_indent" style:list-style-name="L1">
      <style:paragraph-properties fo:margin-left="1.251cm" fo:margin-right="0cm" fo:text-indent="0cm" style:auto-text-indent="false"/>
      <style:text-properties fo:font-variant="normal" fo:text-transform="none" fo:color="#0000ff" style:font-name="Liberation Sans" fo:font-size="10.5pt" fo:letter-spacing="normal" fo:font-style="normal" fo:font-weight="normal" style:font-size-asian="10.5pt" style:font-size-complex="10.5pt"/>
    </style:style>
    <style:style style:name="T1" style:family="text">
      <style:text-properties fo:font-size="9pt" fo:font-weight="bold" style:font-size-asian="9pt" style:font-size-complex="9pt" style:font-weight-complex="bold"/>
    </style:style>
    <style:style style:name="T2" style:family="text">
      <style:text-properties fo:font-variant="normal" fo:text-transform="none" fo:color="#0000ff" style:font-name="Liberation Sans" fo:font-size="10.5pt" fo:letter-spacing="normal" fo:font-style="normal" fo:font-weight="normal" fo:background-color="#ffffff" style:font-size-asian="10.5pt" style:font-size-complex="10.5pt"/>
    </style:style>
    <style:style style:name="T3" style:family="text">
      <style:text-properties fo:font-variant="normal" fo:text-transform="none" fo:color="#0000ff" style:font-name="Liberation Sans" fo:font-size="10.5pt" fo:letter-spacing="normal" fo:font-style="normal" fo:font-weight="normal" style:font-size-asian="10.5pt" style:font-size-complex="10.5pt"/>
    </style:style>
    <style:style style:name="T4" style:family="text">
      <style:text-properties fo:font-variant="normal" fo:text-transform="none" fo:letter-spacing="normal" fo:font-style="normal" fo:font-weight="normal" fo:background-color="#ffffff"/>
    </style:style>
    <style:style style:name="T5" style:family="text">
      <style:text-properties fo:font-variant="normal" fo:text-transform="none" fo:letter-spacing="normal" fo:font-style="normal" fo:font-weight="bold" fo:background-color="#ffffff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style:font-name="Liberation Sans" fo:font-size="10.5pt" style:font-size-asian="10.5pt" style:font-size-complex="10.5pt"/>
    </style:style>
    <style:style style:name="T8" style:family="text">
      <style:text-properties fo:color="#0000ff" style:font-name="Liberation Sans" fo:font-size="10.5pt" fo:font-weight="normal" fo:background-color="#ffffff" style:font-size-asian="10.5pt" style:font-weight-asian="normal" style:font-size-complex="10.5pt" style:font-weight-complex="normal"/>
    </style:style>
    <style:style style:name="T9" style:family="text">
      <style:text-properties fo:color="#0000ff"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T10" style:family="text">
      <style:text-properties fo:color="#0000ff"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T11" style:family="text">
      <style:text-properties fo:color="#0000ff" style:font-name="Liberation Sans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T12" style:family="text">
      <style:text-properties fo:color="#0000ff" style:font-name="Liberation Sans" fo:font-size="10.5pt" fo:font-weight="bold" style:font-size-asian="10.5pt" style:font-weight-asian="bold" style:font-size-complex="10.5pt" style:font-weight-complex="bold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size="10.5pt" style:font-size-asian="10.5pt" style:font-size-complex="10.5pt"/>
    </style:style>
    <style:style style:name="T15" style:family="text">
      <style:text-properties style:font-name="Liberation Sans" fo:font-size="9pt" style:text-underline-style="none" fo:font-weight="bold" style:font-size-asian="9pt" style:font-weight-asian="bold" style:font-size-complex="9pt" style:font-weight-complex="bold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weight-asian="bold"/>
    </style:style>
    <style:style style:name="T19" style:family="text">
      <style:text-properties style:font-weight-complex="bold"/>
    </style:style>
    <style:style style:name="T20" style:family="text">
      <style:text-properties fo:font-size="10.5pt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style:font-size-asian="10.5pt"/>
    </style:style>
    <style:style style:name="T23" style:family="text">
      <style:text-properties style:font-size-complex="10.5pt"/>
    </style:style>
    <style:style style:name="T24" style:family="text">
      <style:text-properties style:text-underline-style="none"/>
    </style:style>
    <style:style style:name="T25" style:family="text">
      <style:text-properties fo:font-weight="normal"/>
    </style:style>
    <style:style style:name="T26" style:family="text">
      <style:text-properties style:font-weight-asian="normal"/>
    </style:style>
    <style:style style:name="T27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ign Patterns and the PHPTestLibrary</text:p>
      <text:p text:style-name="P3"/>
      <text:p text:style-name="P2">A design pattern is a general, reusable solution to a commonly occurring problem in software design. It is not a finished design that can be transformed directly into code, but an abstract description or guide for how to solve a problem, not the solution itself (i.e. - it still needs to be coded).</text:p>
      <text:list xml:id="list2112380234" text:style-name="L1">
        <text:list-item>
          <text:list>
            <text:list-item>
              <text:list>
                <text:list-header>
                  <text:p text:style-name="P9"><text:span text:style-name="Strong_20_Emphasis"><text:span text:style-name="T4">There is nothing new about finding a recurring pattern in your code, formalizing this pattern in pure abstraction, implementing re-usable objects from the abstraction layer, and making sure that it solves a problem. <text:s/>This is at the core of </text:span></text:span><text:span text:style-name="Strong_20_Emphasis"><text:span text:style-name="T5">O</text:span></text:span><text:span text:style-name="Strong_20_Emphasis"><text:span text:style-name="T4">bject </text:span></text:span><text:span text:style-name="Strong_20_Emphasis"><text:span text:style-name="T5">O</text:span></text:span><text:span text:style-name="Strong_20_Emphasis"><text:span text:style-name="T4">riented </text:span></text:span><text:span text:style-name="Strong_20_Emphasis"><text:span text:style-name="T5">D</text:span></text:span><text:span text:style-name="Strong_20_Emphasis"><text:span text:style-name="T4">esign (</text:span></text:span><text:span text:style-name="Strong_20_Emphasis"><text:span text:style-name="T5">OOD</text:span></text:span><text:span text:style-name="Strong_20_Emphasis"><text:span text:style-name="T4">), and has been since the middle 1970s.</text:span></text:span></text:p>
                </text:list-header>
              </text:list>
            </text:list-item>
          </text:list>
        </text:list-item>
      </text:list>
      <text:p text:style-name="P2">Perhaps the most important benefit of labeling recognizable patterns is the community-wide, shared terminology which allows discussion of abstract concepts from a common starting point. <text:s/>How they are used is where nearly all of the problems with design patterns occur.</text:p>
      <text:list xml:id="list1184410878" text:continue-numbering="true" text:style-name="L1">
        <text:list-item>
          <text:list>
            <text:list-item>
              <text:list>
                <text:list-header>
                  <text:p text:style-name="P10"><text:span text:style-name="T7">Often when design patterns are applied incorrectly, it's because the design process happens in reverse. The programmer and/or project manager/designer decides to employ a design pattern without careful design impact consideration</text:span><text:span text:style-name="Strong_20_Emphasis"><text:span text:style-name="T8">. <text:s/></text:span></text:span><text:span text:style-name="T7">More and more, the new application design process begins with deciding which design pattern(s) can be applied to create a maintainable code solution that easily supports future growth. <text:s/>Then the rest of the application is designed around use of the selected design pattern(s).</text:span></text:p>
                  <text:p text:style-name="P10"><text:span text:style-name="T3">A</text:span><text:span text:style-name="T3">pplying design patterns at the start of the design process shows a lack of understanding of the fundamental purpose of design patterns. <text:s/>A design pattern should be employed in response to a </text:span><text:span text:style-name="Strong_20_Emphasis"><text:span text:style-name="T2">real, existing </text:span></text:span><text:span text:style-name="T3">software design problem in the application, not simply to introduce a design </text:span><text:span text:style-name="Strong_20_Emphasis"><text:span text:style-name="T2">pattern for the design <text:s/>pattern's sake. <text:s/>Design patterns are not code, nor should they be considered inflexible in their implementation. <text:s/>Implementation of design pattern(s) as part of an application should be customized to the actual needs of the application or programming system.</text:span></text:span></text:p>
                  <text:p text:style-name="P11">Introducing complex abstractions and design patterns only to make change easier in the future often achieves exactly the opposite and usually exposes a major flaw in the SDLC (Software Development Life Cycle) plan for the application development project.</text:p>
                  <text:p text:style-name="P6"><text:span text:style-name="T17">Employing Design Patterns in the PHPTestLibrary Library</text:span></text:p>
                  <text:p text:style-name="P9">Since the <text:span text:style-name="T17">PHPTestLibrary</text:span> is a source code library, it makes sense to support the use of both established design patterns and custom design patterns, both for general use and specific to the <text:span text:style-name="T17">PHPTestLibrary</text:span>. <text:s/>The definition and implementation of design patterns should adhere to the following recommendations:</text:p>
                </text:list-header>
              </text:list>
            </text:list-item>
          </text:list>
        </text:list-item>
      </text:list>
      <text:list xml:id="list514620241" text:style-name="L3">
        <text:list-item>
          <text:p text:style-name="P5"><text:span text:style-name="T7">For most uses, the design pattern definition should be provided within the context of an interface definition and augmented with an abstract base class implementing the interface requirements. <text:s/>A sample class which extends the abstract class should also be developed;</text:span></text:p>
        </text:list-item>
        <text:list-item>
          <text:p text:style-name="P5"><text:span text:style-name="T9">Within the design pattern definition file the class, all class variables and class methods should be preceeded by a document block which is compatible with </text:span><text:span text:style-name="T11">phpDocumentor</text:span><text:span text:style-name="T9"> format (refer to the </text:span><text:span text:style-name="T10">phpDocumentor</text:span><text:span text:style-name="T9"> web site at </text:span><text:a xlink:type="simple" xlink:href="http://phpdoc.org/"><text:span text:style-name="T12">http://phpdoc.org/</text:span></text:a><text:span text:style-name="T10"> </text:span><text:span text:style-name="T9">for details);</text:span></text:p>
        </text:list-item>
        <text:list-item>
          <text:p text:style-name="P5"><text:span text:style-name="T9">Brain and Brain! <text:s/>What is Brain?</text:span></text:p>
        </text:list-item>
      </text:list>
      <text:list xml:id="list1196028637" text:style-name="L2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>
      <style:text-properties fo:color="#0000ff" style:font-name="Liberation Sans" fo:font-size="11pt" fo:font-weight="bold" style:font-size-asian="11pt" style:font-weight-asian="bold" style:font-size-complex="11pt" style:font-weight-complex="bold"/>
    </style:style>
    <style:style style:name="Bullet_20_Symbols" style:display-name="Bullet Symbols" style:family="text">
      <style:text-properties fo:color="#0000ff" style:font-name="OpenSymbol" fo:font-size="9pt" style:font-name-asian="OpenSymbol" style:font-size-asian="9pt" style:font-name-complex="Open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0000ff" style:font-weight-asian="normal"/>
    </style:style>
    <style:style style:name="MT1" style:family="text">
      <style:text-properties fo:font-size="9pt" fo:font-weight="bold" style:font-size-asian="9pt" style:font-size-complex="9pt" style:font-weight-complex="bold"/>
    </style:style>
    <style:style style:name="MT2" style:family="text">
      <style:text-properties style:font-name="Liberation Sans" fo:font-size="9pt" style:text-underline-style="none" fo:font-weight="bold" style:font-size-asian="9pt" style:font-weight-asian="bold" style:font-size-complex="9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PHPTestLibrary – </text:span><text:span text:style-name="MT2">Design Patterns and the PHPTestLibrary</text:span><text:span text:style-name="MT1"><text:tab/></text:span><text:tab/><text:span text:style-name="MT1"><text:date style:data-style-name="N76" text:date-value="2012-11-20T21:53:02">November 20, 201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</meta:initial-creator>
    <meta:creation-date>2012-01-12T23:10:07</meta:creation-date>
    <dc:date>2012-11-20T21:53:02</dc:date>
    <dc:creator>Jay Wheeler</dc:creator>
    <meta:editing-duration>PT29H50M16S</meta:editing-duration>
    <meta:editing-cycles>30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497" meta:character-count="3224"/>
  </office:meta>
</office:document-meta>
</file>